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111111" draw:fill-color="#dddddd" draw:textarea-horizontal-align="justify" draw:textarea-vertical-align="middle" draw:auto-grow-height="false" fo:min-height="0.142cm" fo:min-width="0cm"/>
    </style:style>
    <style:style style:name="gr3" style:family="graphic" style:parent-style-name="standard">
      <style:graphic-properties svg:stroke-color="#333333" draw:fill-color="#dddddd" draw:textarea-horizontal-align="justify" draw:textarea-vertical-align="middle" draw:auto-grow-height="false" fo:min-height="0.119cm" fo:min-width="0.477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0.12cm" fo:min-width="0.477cm"/>
    </style:style>
    <style:style style:name="gr5" style:family="graphic" style:parent-style-name="standard">
      <style:graphic-properties svg:stroke-color="#be7e3f" draw:fill-color="#ff7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333333" draw:fill-color="#dddddd" draw:textarea-horizontal-align="justify" draw:textarea-vertical-align="middle" draw:auto-grow-height="false" fo:min-height="0.117cm" fo:min-width="0.476cm"/>
    </style:style>
    <style:style style:name="gr7" style:family="graphic" style:parent-style-name="standard">
      <style:graphic-properties svg:stroke-color="#333333" draw:fill-color="#dddddd" draw:textarea-horizontal-align="justify" draw:textarea-vertical-align="middle" draw:auto-grow-height="false" fo:min-height="0.118cm" fo:min-width="0.476cm"/>
    </style:style>
    <style:style style:name="gr8" style:family="graphic" style:parent-style-name="objectwithoutfill">
      <style:graphic-properties svg:stroke-width="0.053cm" svg:stroke-color="#ff00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7fff00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0.468cm"/>
    </style:style>
    <style:style style:name="gr11" style:family="graphic" style:parent-style-name="standard">
      <style:graphic-properties draw:fill="none" draw:textarea-vertical-align="middle" draw:auto-grow-height="false" fo:min-height="1.2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7f00"/>
      <style:paragraph-properties fo:text-align="center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none" draw:fill-color="#ffffff"/>
      <style:text-properties fo:color="#7fff00"/>
    </style:style>
    <style:style style:name="P6" style:family="paragraph">
      <loext:graphic-properties draw:fill="none" draw:fill-color="#ffffff"/>
    </style:style>
    <style:style style:name="T1" style:family="text">
      <style:text-properties fo:color="#ff0000"/>
    </style:style>
    <style:style style:name="T2" style:family="text">
      <style:text-properties fo:color="#7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54cm" svg:y1="4.874cm" svg:x2="0.765cm" svg:y2="1.248cm">
          <text:p/>
        </draw:line>
        <draw:custom-shape draw:style-name="gr2" draw:text-style-name="P2" draw:layer="layout" svg:width="0.554cm" svg:height="0.554cm" svg:x="3.302cm" svg:y="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977cm" svg:height="0.369cm" draw:transform="rotate (0.790808684078631) translate (2.008cm 3.073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77cm" svg:height="0.37cm" draw:transform="skewX (-0.00541052068118235) rotate (0.790808684078631) translate (1.184cm 2.31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05cm" svg:height="0.304cm" svg:x="0.625cm" svg:y="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3cm" svg:y1="4.887cm" svg:x2="8.865cm" svg:y2="1.201cm">
          <text:p/>
        </draw:line>
        <draw:custom-shape draw:style-name="gr2" draw:text-style-name="P2" draw:layer="layout" svg:width="0.554cm" svg:height="0.554cm" draw:transform="skewX (0.00174532925199434) rotate (-1.67586514776496) translate (6.35cm 3.4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76cm" svg:height="0.367cm" draw:transform="rotate (-0.885056463686324) translate (6.92cm 2.246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76cm" svg:height="0.368cm" draw:transform="rotate (-0.885056463686324) translate (7.763cm 1.50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05cm" svg:height="0.306cm" draw:transform="rotate (-1.67586514776496) translate (9.039cm 1.0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48cm" svg:y1="4.869cm" svg:x2="8.937cm" svg:y2="8.495cm">
          <text:p/>
        </draw:line>
        <draw:custom-shape draw:style-name="gr2" draw:text-style-name="P2" draw:layer="layout" svg:width="0.554cm" svg:height="0.554cm" draw:transform="rotate (-3.14159265358979) translate (6.4cm 6.2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77cm" svg:height="0.37cm" draw:transform="rotate (-2.35078396951116) translate (7.694cm 6.6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76cm" svg:height="0.368cm" draw:transform="skewX (0.00279252680319098) rotate (-2.35078396951116) translate (8.517cm 7.4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04cm" svg:height="0.304cm" draw:transform="rotate (-3.14159265358979) translate (9.076cm 8.6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872cm" svg:y1="4.856cm" svg:x2="0.837cm" svg:y2="8.542cm">
          <text:p/>
        </draw:line>
        <draw:custom-shape draw:style-name="gr2" draw:text-style-name="P2" draw:layer="layout" svg:width="0.554cm" svg:height="0.554cm" draw:transform="rotate (1.46572750582484) translate (3.352cm 6.2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76cm" svg:height="0.367cm" draw:transform="rotate (2.25653618990347) translate (2.782cm 7.49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76cm" svg:height="0.367cm" draw:transform="rotate (2.25653618990347) translate (1.94cm 8.23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05cm" svg:height="0.305cm" draw:transform="rotate (1.46572750582484) translate (0.663cm 8.6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851cm" svg:y1="4.87cm" svg:x2="4.851cm" svg:y2="3.355cm">
          <text:p/>
        </draw:line>
        <draw:line draw:style-name="gr9" draw:text-style-name="P1" draw:layer="layout" svg:x1="4.851cm" svg:y1="4.889cm" svg:x2="3.215cm" svg:y2="4.87cm">
          <text:p/>
        </draw:line>
        <draw:frame draw:style-name="gr10" draw:text-style-name="P4" draw:layer="layout" svg:width="1.1cm" svg:height="1.29cm" svg:x="4.493cm" svg:y="2.55cm">
          <draw:text-box>
            <text:p><text:span text:style-name="T1">x</text:span></text:p>
          </draw:text-box>
        </draw:frame>
        <draw:frame draw:style-name="gr10" draw:text-style-name="P5" draw:layer="layout" svg:width="1.1cm" svg:height="1.29cm" svg:x="2.241cm" svg:y="4.182cm">
          <draw:text-box>
            <text:p><text:span text:style-name="T2">y</text:span></text:p>
          </draw:text-box>
        </draw:frame>
        <draw:line draw:style-name="gr8" draw:text-style-name="P1" draw:layer="layout" svg:x1="3.572cm" svg:y1="3.799cm" svg:x2="2.866cm" svg:y2="3.106cm">
          <text:p/>
        </draw:line>
        <draw:line draw:style-name="gr9" draw:text-style-name="P1" draw:layer="layout" svg:x1="3.581cm" svg:y1="3.808cm" svg:x2="2.824cm" svg:y2="4.561cm">
          <text:p/>
        </draw:line>
        <draw:line draw:style-name="gr8" draw:text-style-name="P1" draw:layer="layout" svg:x1="6.068cm" svg:y1="3.765cm" svg:x2="6.795cm" svg:y2="3.093cm">
          <text:p/>
        </draw:line>
        <draw:line draw:style-name="gr9" draw:text-style-name="P1" draw:layer="layout" svg:x1="6.059cm" svg:y1="3.773cm" svg:x2="5.343cm" svg:y2="2.98cm">
          <text:p/>
        </draw:line>
        <draw:line draw:style-name="gr8" draw:text-style-name="P1" draw:layer="layout" svg:x1="6.121cm" svg:y1="5.989cm" svg:x2="6.82cm" svg:y2="6.689cm">
          <text:p/>
        </draw:line>
        <draw:line draw:style-name="gr9" draw:text-style-name="P1" draw:layer="layout" svg:x1="6.112cm" svg:y1="5.98cm" svg:x2="6.876cm" svg:y2="5.234cm">
          <text:p/>
        </draw:line>
        <draw:line draw:style-name="gr8" draw:text-style-name="P1" draw:layer="layout" svg:x1="3.697cm" svg:y1="5.992cm" svg:x2="2.964cm" svg:y2="6.657cm">
          <text:p/>
        </draw:line>
        <draw:line draw:style-name="gr9" draw:text-style-name="P1" draw:layer="layout" svg:x1="3.706cm" svg:y1="5.984cm" svg:x2="4.415cm" svg:y2="6.783cm">
          <text:p/>
        </draw:line>
        <draw:frame draw:style-name="gr10" draw:text-style-name="P4" draw:layer="layout" svg:width="1.1cm" svg:height="1.29cm" svg:x="2.945cm" svg:y="2.477cm">
          <draw:text-box>
            <text:p><text:span text:style-name="T1">x</text:span></text:p>
          </draw:text-box>
        </draw:frame>
        <draw:custom-shape draw:style-name="gr11" draw:text-style-name="P1" draw:layer="layout" svg:width="0.372cm" svg:height="1.571cm" draw:transform="rotate (0.851546142048033) translate (4.96cm 4.87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6" draw:layer="layout" svg:width="2.263cm" svg:height="0.962cm" svg:x="5.578cm" svg:y="4.411cm">
          <draw:text-box>
            <text:p>40mm</text:p>
          </draw:text-box>
        </draw:frame>
        <draw:frame draw:style-name="gr12" draw:text-style-name="P6" draw:layer="layout" svg:width="2.513cm" svg:height="0.962cm" svg:x="0.973cm" svg:y="8.552cm">
          <draw:text-box>
            <text:p>Patte 1</text:p>
          </draw:text-box>
        </draw:frame>
        <draw:frame draw:style-name="gr13" draw:text-style-name="P6" draw:layer="layout" svg:width="2.513cm" svg:height="0.962cm" svg:x="7.295cm" svg:y="8.618cm">
          <draw:text-box>
            <text:p>Patte 2</text:p>
          </draw:text-box>
        </draw:frame>
        <draw:frame draw:style-name="gr13" draw:text-style-name="P6" draw:layer="layout" svg:width="2.513cm" svg:height="0.962cm" svg:x="6.854cm" svg:y="0.196cm">
          <draw:text-box>
            <text:p>Patte 3</text:p>
          </draw:text-box>
        </draw:frame>
        <draw:frame draw:style-name="gr13" draw:text-style-name="P6" draw:layer="layout" svg:width="2.513cm" svg:height="0.962cm" svg:x="0.224cm" svg:y="0.122cm">
          <draw:text-box>
            <text:p>Patte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6T08:44:37.118030869</meta:creation-date>
    <dc:date>2021-02-18T19:14:21.195571489</dc:date>
    <meta:editing-duration>PT13M2S</meta:editing-duration>
    <meta:editing-cycles>5</meta:editing-cycles>
    <meta:generator>LibreOffice/6.0.7.3$Linux_X86_64 LibreOffice_project/00m0$Build-3</meta:generator>
    <meta:document-statistic meta:object-count="39"/>
  </office:meta>
</office:document-meta>
</file>